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image/png" manifest:full-path="Pictures/10000201000000580000001FCB90A74F.png"/>
  <manifest:file-entry manifest:media-type="image/png" manifest:full-path="Pictures/100002010000011800000052F1137D3E.png"/>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Courier New" svg:font-family="'Courier New'" style:font-family-generic="modern" style:font-pitch="fixed"/>
    <style:font-face style:name="Courier New1"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able_20_Contents">
      <style:text-properties style:font-name="Arial1" style:font-size-asian="10.5pt"/>
    </style:style>
    <style:style style:name="P2" style:family="paragraph" style:parent-style-name="ENS_5f_Footer">
      <style:paragraph-properties fo:margin-left="2.263cm" fo:margin-right="0cm" fo:text-indent="0cm" style:auto-text-indent="false"/>
    </style:style>
    <style:style style:name="P3" style:family="paragraph" style:parent-style-name="ENS_5f_default">
      <style:paragraph-properties fo:padding="0.049cm" fo:border="0.002cm solid #000000" style:shadow="none"/>
    </style:style>
    <style:style style:name="P4" style:family="paragraph" style:parent-style-name="ENS_5f_default">
      <style:text-properties fo:font-style="normal" style:font-style-asian="normal" style:font-style-complex="normal"/>
    </style:style>
    <style:style style:name="P5" style:family="paragraph" style:parent-style-name="ENS_5f_default" style:master-page-name="">
      <style:paragraph-properties fo:margin-left="0.699cm" fo:margin-right="0cm" fo:text-indent="0cm" style:auto-text-indent="false" style:page-number="auto"/>
    </style:style>
    <style:style style:name="P6" style:family="paragraph" style:parent-style-name="ENS_5f_default" style:list-style-name="L1"/>
    <style:style style:name="P7" style:family="paragraph" style:parent-style-name="ENS_5f_default" style:list-style-name="L1">
      <style:text-properties fo:font-style="normal" style:font-style-asian="normal" style:font-style-complex="normal"/>
    </style:style>
    <style:style style:name="P8" style:family="paragraph" style:parent-style-name="ENS_5f_default" style:list-style-name="L2">
      <style:text-properties fo:font-style="normal" style:font-style-asian="normal" style:font-style-complex="normal"/>
    </style:style>
    <style:style style:name="P9" style:family="paragraph" style:parent-style-name="ENS_5f_default" style:list-style-name="L3">
      <style:text-properties fo:font-style="normal" style:font-style-asian="normal" style:font-style-complex="normal"/>
    </style:style>
    <style:style style:name="P10" style:family="paragraph" style:parent-style-name="ENS_5f_default" style:list-style-name="L2"/>
    <style:style style:name="P11" style:family="paragraph" style:parent-style-name="ENS_5f_default" style:list-style-name="L3"/>
    <style:style style:name="P12" style:family="paragraph" style:parent-style-name="ENS_5f_default" style:list-style-name="L3">
      <style:text-properties fo:font-style="italic" style:font-style-asian="italic" style:font-style-complex="italic"/>
    </style:style>
    <style:style style:name="P13" style:family="paragraph" style:parent-style-name="ENS_5f_default" style:list-style-name="L4"/>
    <style:style style:name="P14" style:family="paragraph" style:parent-style-name="ENS_5f_default" style:list-style-name="L4">
      <style:text-properties style:font-name="Courier New"/>
    </style:style>
    <style:style style:name="P15" style:family="paragraph" style:parent-style-name="ENS_5f_default" style:list-style-name="L5"/>
    <style:style style:name="P16" style:family="paragraph" style:parent-style-name="ENS_5f_default" style:list-style-name="L6"/>
    <style:style style:name="T1" style:family="text">
      <style:text-properties fo:font-variant="normal" fo:text-transform="none" fo:color="#808080" style:font-name="Arial" fo:font-size="10pt" fo:letter-spacing="normal" fo:font-style="normal" fo:font-weight="normal" style:font-size-asian="10pt" style:font-size-complex="10pt"/>
    </style:style>
    <style:style style:name="T2" style:family="text">
      <style:text-properties fo:font-variant="normal" fo:text-transform="none" fo:color="#808080" style:font-name="Arial" fo:font-size="10pt" fo:letter-spacing="normal" style:font-size-asian="10pt" style:font-size-complex="10pt"/>
    </style:style>
    <style:style style:name="T3" style:family="text">
      <style:text-properties fo:font-variant="normal" fo:text-transform="none" fo:color="#4374b7" style:text-line-through-style="none" style:font-name="Arial" fo:font-size="10pt" fo:letter-spacing="normal" fo:font-style="normal" style:text-underline-style="none" fo:font-weight="normal" style:text-blinking="false" style:font-size-asian="10pt" style:font-size-complex="10pt"/>
    </style:style>
    <style:style style:name="T4" style:family="text">
      <style:text-properties fo:font-style="normal" style:font-style-asian="normal" style:font-style-complex="normal"/>
    </style:style>
    <style:style style:name="T5" style:family="text">
      <style:text-properties style:font-name="Courier New"/>
    </style:style>
    <style:style style:name="T6" style:family="text">
      <style:text-properties style:font-name="Courier New1"/>
    </style:style>
    <style:style style:name="fr1" style:family="graphic" style:parent-style-name="Graphics">
      <style:graphic-properties style:run-through="foreground" style:wrap="run-through" style:number-wrapped-paragraphs="no-limit"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paragraph" style:horizontal-pos="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ENS_5f_Titre">Partie 3 – Moteur de recherche RESTFul</text:p>
      <text:p text:style-name="ENS_5f_default"/>
      <text:p text:style-name="P3"><text:s text:c="2"/>Nous allons <text:s/>étudier les différentes <text:s/>étapes du développement d’une application Spring Boot. Ces <text:s/>étapes <text:s/>étant dépendantes, il est indispensable que chaque partie soit entièrement réalisée avant de passer à la suivante</text:p>
      <text:p text:style-name="ENS_5f_Titre_20_exercice"/>
      <text:p text:style-name="ENS_5f_Titre_20_exercice"/>
      <text:p text:style-name="ENS_5f_Titre_20_exercice">1 – Création de la classe du domaine Partnership</text:p>
      <text:p text:style-name="P4">Un partenariat décrit le partenariat réalisé par une entreprise sur un projet. Un projet est donc proposé par une entreprise mais peut faire l'objet de plusieurs partenariats, c'est à dire de plusieurs entreprises partenaires intervenant sur le projet de différentes manières.</text:p>
      <text:list xml:id="list5920114254979200944" text:style-name="L1">
        <text:list-item>
          <text:p text:style-name="P7">Créez la classe du domaine «ourbusinessproject.Partnership » et la classe de test associée « PartnershipTest ».</text:p>
        </text:list-item>
        <text:list-item>
          <text:p text:style-name="P7">Modifiez le contenu du fichier « PartnershipTest .java» <text:s/>de telle sorte qu'il soit identique aux contenus disponibles ici :</text:p>
          <text:p text:style-name="P6"><text:a xlink:type="simple" xlink:href="https://gist.github.com/FranckSilvestre/56bae1f6744178c8c5b7b3da3a0ec484" text:style-name="Internet_20_link" text:visited-style-name="Visited_20_Internet_20_Link"><text:span text:style-name="T4">https://gist.github.com/FranckSilvestre/56bae1f6744178c8c5b7b3da3a0ec484</text:span></text:a><text:span text:style-name="T4"> </text:span></text:p>
        </text:list-item>
        <text:list-item>
          <text:p text:style-name="P7">Modifiez le contenu de la classe Partneship pour que les tests de la classe  PartnershipTest  passent.</text:p>
        </text:list-item>
      </text:list>
      <text:p text:style-name="P4"/>
      <text:p text:style-name="ENS_5f_Titre_20_exercice">2 - <text:s/>Création du service PartnershipService</text:p>
      <text:list xml:id="list1514088735230917392" text:style-name="L2">
        <text:list-item>
          <text:p text:style-name="P10">Créez la classe <text:span text:style-name="T4">«ourbusinessproject.PartnershipService » et la classe de test associée « PartnershipServiceIntegrationTest ».</text:span></text:p>
        </text:list-item>
        <text:list-item>
          <text:p text:style-name="P10">Modifiez le contenu de la <text:s/>classe de test pour qu'elle <text:span text:style-name="T4">soit identique au contenu disponible ici :</text:span></text:p>
          <text:p text:style-name="P8"><text:a xlink:type="simple" xlink:href="https://gist.github.com/FranckSilvestre/9b2ae1bac932f502989331255bd674b1" text:style-name="Internet_20_link" text:visited-style-name="Visited_20_Internet_20_Link">https://gist.github.com/FranckSilvestre/9b2ae1bac932f502989331255bd674b1</text:a> </text:p>
        </text:list-item>
        <text:list-item>
          <text:p text:style-name="P8">Modifiez la classe « PartnershipService » pour que les tests passent.</text:p>
          <text:p text:style-name="P8"/>
        </text:list-item>
      </text:list>
      <text:p text:style-name="P4">Afin de disposer de quelques Partnership <text:s/>au lancement de l'application nous allons mettre en place la création de ces inscriptions en nous appuyant sur les classes Bootstrap et InitialisationService introduites dans la partie 2.</text:p>
      <text:list xml:id="list88126643" text:continue-numbering="true" text:style-name="L2">
        <text:list-item>
          <text:p text:style-name="P8">Modifiez le contenu des fichiers BootstrapTest.java et PartnershipServiceIntegrationTest.java pour qu'ils soient identiques aux fichiers disponibles ici :</text:p>
          <text:p text:style-name="P8"><text:a xlink:type="simple" xlink:href="https://gist.github.com/FranckSilvestre/67c8c13b2877034ce0cd505e80a0d4eb" text:style-name="Internet_20_link" text:visited-style-name="Visited_20_Internet_20_Link">https://gist.github.com/FranckSilvestre/67c8c13b2877034ce0cd505e80a0d4eb</text:a></text:p>
          <text:p text:style-name="P8"><text:a xlink:type="simple" xlink:href="https://gist.github.com/FranckSilvestre/31abc24a521420e424ece56e72e1e527" text:style-name="Internet_20_link" text:visited-style-name="Visited_20_Internet_20_Link">https://gist.github.com/FranckSilvestre/31abc24a521420e424ece56e72e1e527</text:a> </text:p>
        </text:list-item>
        <text:list-item>
          <text:p text:style-name="P8">Lancez les tests et constatez que certains tests ne passent plus.</text:p>
        </text:list-item>
        <text:list-item>
          <text:p text:style-name="P8">Modifiez votre projet de telle sorte que les tests passent de nouveau.</text:p>
        </text:list-item>
      </text:list>
      <text:p text:style-name="P4"/>
      <text:p text:style-name="ENS_5f_Titre_20_exercice">3. Création du RESTful contrôleur</text:p>
      <text:p text:style-name="P4">Cet exercice vise la mise en place un Web service permettant d'ajouter et de supprimer des partenariats.</text:p>
      <text:list xml:id="list4955777752792213604" text:style-name="L3">
        <text:list-item>
          <text:p text:style-name="P11">Créez la classe PartnershipController. Annotez la classe de l'annotation</text:p>
          <text:p text:style-name="P12">org.springframework.web.bind.annotation.RestController.</text:p>
          <text:p text:style-name="P9">Créez les deux classes de tests I PartnershipControllerTest et PartnershipControllerIntegrationTest. Modifiez les contenus de ces deux classes <text:soft-page-break/>pour qu'ils correspondent aux contenus disponibles en ligne :</text:p>
        </text:list-item>
      </text:list>
      <text:p text:style-name="P4"><text:tab/><text:a xlink:type="simple" xlink:href="https://gist.github.com/FranckSilvestre/43a263a97636111ba715a427a1c813e3" text:style-name="Internet_20_link" text:visited-style-name="Visited_20_Internet_20_Link">https://gist.github.com/FranckSilvestre/43a263a97636111ba715a427a1c813e3</text:a> </text:p>
      <text:p text:style-name="P4"><text:tab/><text:a xlink:type="simple" xlink:href="https://gist.github.com/FranckSilvestre/c66e5c13e86850b691af237160c466f9" text:style-name="Internet_20_link" text:visited-style-name="Visited_20_Internet_20_Link">https://gist.github.com/FranckSilvestre/c66e5c13e86850b691af237160c466f9</text:a> </text:p>
      <text:list xml:id="list287569188" text:continue-numbering="true" text:style-name="L3">
        <text:list-item>
          <text:p text:style-name="P9">Lancez les tests et constatez que certains tests ne passent plus.</text:p>
        </text:list-item>
        <text:list-item>
          <text:p text:style-name="P9">Modifiez votre projet de telle sorte que les tests passent de nouveau.</text:p>
        </text:list-item>
      </text:list>
      <text:p text:style-name="ENS_5f_default"/>
      <text:p text:style-name="ENS_5f_default"/>
      <text:p text:style-name="ENS_5f_Titre_20_exercice">4. Dans les arcanes du mapping objet/relationnel...</text:p>
      <text:list xml:id="list8887698523257530499" text:style-name="L4">
        <text:list-item>
          <text:p text:style-name="P13">Dans la méthode qui teste l'ajout d'une inscription, pour vérifier que l'inscription obtenue est liée à la bonne activité, le code utilisé est par <text:s/>le suivant :</text:p>
          <text:p text:style-name="P14">inscription.activite.id == initialisationService.randonnee.id</text:p>
        </text:list-item>
      </text:list>
      <text:p text:style-name="ENS_5f_default"><text:tab/>Pourquoi ne pas avoir écrit directement </text:p>
      <text:p text:style-name="ENS_5f_default"><text:tab/><text:span text:style-name="T6">inscription.activite == initialisationService.randonnee</text:span><text:span text:style-name="T5"> ?</text:span></text:p>
      <text:p text:style-name="ENS_5f_default"><text:span text:style-name="T5"><text:tab/></text:span>Comment faire pour pouvoir écrire une telle égalité ? </text:p>
      <text:p text:style-name="ENS_5f_default"><text:tab/>La réponse se trouve quelque part par là :<text:line-break/><text:tab/><text:a xlink:type="simple" xlink:href="https://access.redhat.com/documentation/en-US/JBoss_Enterprise_Application_Platform/4.3/html/Hibernate_Reference_Guide/Persistent_Classes-Implementing_equals_and_hashCode.html" text:style-name="Internet_20_link" text:visited-style-name="Visited_20_Internet_20_Link">https://access.redhat.com/documentation/en-US/JBoss_Enterprise_Application_Platform/4.3/html/Hibernate_Reference_Guide/Persistent_Classes-Implementing_equals_and_hashCode.html</text:a> </text:p>
      <text:p text:style-name="P5">2. Expliquez en 10 lignes maximum ce que vous avez retenu de votre investigation.</text:p>
      <text:list xml:id="list1831584305381220109" text:style-name="L5">
        <text:list-header>
          <text:p text:style-name="P15"/>
        </text:list-header>
      </text:list>
      <text:p text:style-name="ENS_5f_Titre_20_exercice">5 - <text:s/>Le moteur de recherche sur les Partnerships </text:p>
      <text:p text:style-name="ENS_5f_default">Nous allons à présent mettre en place un moteur de recherche sur les Partnerships.</text:p>
      <text:p text:style-name="ENS_5f_default">On souhaite mettre en place un Web service REST qui permet de retrouver une liste de partenariats correspondant aux critères de recherche suivants : </text:p>
      <text:list xml:id="list3372816873739094467" text:style-name="L6">
        <text:list-item>
          <text:p text:style-name="P16">titre du projet : paramètre de requête «project_title »</text:p>
        </text:list-item>
        <text:list-item>
          <text:p text:style-name="P16">nom de l'entreprise : paramètre de requête « enterprise_name ».</text:p>
        </text:list-item>
      </text:list>
      <text:p text:style-name="ENS_5f_default">Si aucun paramètre n'est fourni dans la requête, on remonte tous les partenariats.</text:p>
      <text:p text:style-name="ENS_5f_default">Si un des deux paramètres est présent dans la requête, la recherche filtre suivant l'unique paramètre présent. Par exemple, si seul le titre du projet est spécifié, la requête doit remonter tous les partenariats concernant le projet correspondant. <text:s/></text:p>
      <text:p text:style-name="ENS_5f_default">Enfin le web service doit supporter la spécification de l'ordre de tri des résultats et la spécification de la pagination.</text:p>
      <text:p text:style-name="ENS_5f_default">Concevez et mettez en œuvre la solution qui vous semble la plus optimale.</text:p>
      <text:p text:style-name="ENS_5f_default"/>
      <text:p text:style-name="ENS_5f_Titre_20_exercice">5 - <text:s/>Application cliente pour FriendsOfMine</text:p>
      <text:p text:style-name="ENS_5f_default">Créez une application Angular JS <text:s/>cliente de l'application FriendsOfMin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Courier New" svg:font-family="'Courier New'" style:font-family-generic="modern" style:font-pitch="fixed"/>
    <style:font-face style:name="Courier New1"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ENS_5f_default" style:display-name="ENS_default" style:family="paragraph" style:parent-style-name="Standard">
      <style:text-properties style:font-name="Arial1" style:font-size-asian="10.5pt"/>
    </style:style>
    <style:style style:name="Endnote" style:family="paragraph" style:parent-style-name="Standard" style:class="extra">
      <style:paragraph-properties fo:margin-left="0.499cm" fo:margin-right="0cm" fo:margin-top="0cm" fo:margin-bottom="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ENS_5f_Footer" style:display-name="ENS_Footer" style:family="paragraph" style:parent-style-name="ENS_5f_default" style:next-style-name="ENS_5f_default">
      <style:text-properties fo:font-size="10pt" style:font-size-asian="10.5pt"/>
    </style:style>
    <style:style style:name="Table_20_Contents" style:display-name="Table Contents" style:family="paragraph" style:parent-style-name="Standard" style:class="extra">
      <style:paragraph-properties text:number-lines="false" text:line-number="0"/>
    </style:style>
    <style:style style:name="ENS_5f_Titre" style:display-name="ENS_Titre" style:family="paragraph" style:parent-style-name="ENS_5f_default" style:next-style-name="ENS_5f_default">
      <style:text-properties fo:font-size="14pt" fo:font-weight="bold" style:font-size-asian="10.5pt"/>
    </style:style>
    <style:style style:name="ENS_5f_Titre_20_exercice" style:display-name="ENS_Titre exercice" style:family="paragraph" style:parent-style-name="ENS_5f_default" style:next-style-name="ENS_5f_default">
      <style:text-properties fo:font-weight="bold" style:font-size-asian="10.5pt"/>
    </style:style>
    <style:style style:name="ENS_5f_Note_5f_enseignant" style:display-name="ENS_Note_enseignant" style:family="paragraph" style:parent-style-name="ENS_5f_default">
      <style:text-properties fo:color="#00800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2" style:family="table">
      <style:table-properties style:width="17cm" table:align="margins"/>
    </style:style>
    <style:style style:name="Table2.A" style:family="table-column">
      <style:table-column-properties style:column-width="5.667cm" style:rel-column-width="21845*"/>
    </style:style>
    <style:style style:name="Table2.B" style:family="table-column">
      <style:table-column-properties style:column-width="11.333cm" style:rel-column-width="43690*"/>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B2" style:family="table-cell">
      <style:table-cell-properties fo:padding="0.097cm" fo:border-left="0.002cm solid #000000" fo:border-right="0.002cm solid #000000" fo:border-top="none" fo:border-bottom="0.002cm solid #000000"/>
    </style:style>
    <style:style style:name="MP1" style:family="paragraph" style:parent-style-name="Table_20_Contents">
      <style:text-properties style:font-name="Arial1" style:font-size-asian="10.5pt"/>
    </style:style>
    <style:style style:name="MP2" style:family="paragraph" style:parent-style-name="ENS_5f_Footer">
      <style:paragraph-properties fo:margin-left="2.263cm" fo:margin-right="0cm" fo:text-indent="0cm" style:auto-text-indent="false"/>
    </style:style>
    <style:style style:name="MT1" style:family="text">
      <style:text-properties fo:font-variant="normal" fo:text-transform="none" fo:color="#808080" style:font-name="Arial" fo:font-size="10pt" fo:letter-spacing="normal" fo:font-style="normal" fo:font-weight="normal" style:font-size-asian="10pt" style:font-size-complex="10pt"/>
    </style:style>
    <style:style style:name="MT2" style:family="text">
      <style:text-properties fo:font-variant="normal" fo:text-transform="none" fo:color="#808080" style:font-name="Arial" fo:font-size="10pt" fo:letter-spacing="normal" style:font-size-asian="10pt" style:font-size-complex="10pt"/>
    </style:style>
    <style:style style:name="MT3" style:family="text">
      <style:text-properties fo:font-variant="normal" fo:text-transform="none" fo:color="#4374b7" style:text-line-through-style="none" style:font-name="Arial" fo:font-size="10pt" fo:letter-spacing="normal" fo:font-style="normal" style:text-underline-style="none" fo:font-weight="normal" style:text-blinking="false" style:font-size-asian="10pt" style:font-size-complex="10pt"/>
    </style:style>
    <style:style style:name="Mfr1" style:family="graphic" style:parent-style-name="Graphics">
      <style:graphic-properties style:run-through="foreground" style:wrap="run-through" style:number-wrapped-paragraphs="no-limit" style:horizontal-pos="center"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middle" style:vertical-rel="paragraph"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able:table table:name="Table2" table:style-name="Table2">
          <table:table-column table:style-name="Table2.A"/>
          <table:table-column table:style-name="Table2.B"/>
          <table:table-row>
            <table:table-cell table:style-name="Table2.A1" table:number-rows-spanned="2" office:value-type="string">
              <text:p text:style-name="MP1"><draw:frame draw:style-name="Mfr1" draw:name="graphics1" text:anchor-type="paragraph" svg:width="4.099cm" svg:height="1.199cm" draw:z-index="3"><draw:image xlink:href="Pictures/100002010000011800000052F1137D3E.png" xlink:type="simple" xlink:show="embed" xlink:actuate="onLoad"/></draw:frame></text:p>
            </table:table-cell>
            <table:table-cell table:style-name="Table2.B1" office:value-type="string">
              <text:p text:style-name="MP1">M2 Info DL </text:p>
            </table:table-cell>
          </table:table-row>
          <table:table-row>
            <table:covered-table-cell/>
            <table:table-cell table:style-name="Table2.B2" office:value-type="string">
              <text:p text:style-name="MP1">Développement orienté plateforme backoffice Java EE</text:p>
            </table:table-cell>
          </table:table-row>
        </table:table>
        <text:p text:style-name="ENS_5f_Footer"/>
      </style:header>
      <style:footer>
        <text:p text:style-name="MP2"><draw:frame draw:style-name="Mfr2" draw:name="graphics3" text:anchor-type="paragraph" svg:width="2.14cm" svg:height="0.75cm" draw:z-index="1"><draw:image xlink:href="Pictures/10000201000000580000001FCB90A74F.png" xlink:type="simple" xlink:show="embed" xlink:actuate="onLoad"/></draw:frame><text:span text:style-name="MT1">Ce(tte) oeuvre</text:span><text:span text:style-name="MT2"> </text:span><text:span text:style-name="MT1">est mise à disposition selon les termes de la </text:span><text:a xlink:type="simple" xlink:href="http://creativecommons.org/licenses/by-nc/3.0/fr/" text:style-name="Internet_20_link" text:visited-style-name="Visited_20_Internet_20_Link"><text:span text:style-name="MT3">Licence Creative Commons Paternité - Pas d'Utilisation Commerciale 3.0 France</text:span></text:a><text:span text:style-name="MT1">.</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3-04T13:21:16</meta:creation-date>
    <meta:editing-duration>P1DT5H16M47S</meta:editing-duration>
    <meta:editing-cycles>215</meta:editing-cycles>
    <meta:generator>OpenOffice/4.1.3$Unix OpenOffice.org_project/413m1$Build-9783</meta:generator>
    <meta:initial-creator>Franck Silvestre</meta:initial-creator>
    <dc:date>2017-10-17T15:17:03</dc:date>
    <dc:creator>Franck Silvestre</dc:creator>
    <meta:document-statistic meta:table-count="1" meta:image-count="2" meta:object-count="0" meta:page-count="2" meta:paragraph-count="50" meta:word-count="638" meta:character-count="4810"/>
  </office:meta>
</office:document-meta>
</file>